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8" style:parent-style-name="Standard" style:family="paragraph">
      <style:paragraph-properties fo:text-align="end"/>
      <style:text-properties fo:font-weight="bold" style:font-weight-asian="bold" style:font-weight-complex="bold" fo:font-size="48pt" style:font-size-asian="48pt" style:font-size-complex="48pt" style:text-underline-type="single" style:text-underline-style="solid" style:text-underline-width="auto" style:text-underline-mode="continuous"/>
    </style:style>
    <style:style style:name="P9" style:parent-style-name="Standard"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10" style:parent-style-name="Standard" style:family="paragraph">
      <style:paragraph-properties fo:text-align="end"/>
      <style:text-properties fo:font-size="18pt" style:font-size-asian="18pt" style:font-size-complex="18pt"/>
    </style:style>
    <style:style style:name="P11" style:parent-style-name="Standard" style:family="paragraph">
      <style:paragraph-properties fo:text-align="end"/>
      <style:text-properties fo:font-size="18pt" style:font-size-asian="18pt" style:font-size-complex="18pt"/>
    </style:style>
    <style:style style:name="P12" style:parent-style-name="ContentsHeading" style:family="paragraph">
      <style:paragraph-properties fo:break-before="page">
        <style:tab-stops>
          <style:tab-stop style:type="right" style:leader-style="dotted" style:leader-text="." style:position="6.5319in"/>
        </style:tab-stops>
      </style:paragraph-properties>
    </style:style>
    <style:style style:name="P13" style:parent-style-name="Contents3" style:family="paragraph">
      <style:paragraph-properties>
        <style:tab-stops>
          <style:tab-stop style:type="right" style:leader-style="dotted" style:leader-text="." style:position="6.693in"/>
        </style:tab-stops>
      </style:paragraph-properties>
    </style:style>
    <style:style style:name="P14" style:parent-style-name="Contents3" style:family="paragraph">
      <style:paragraph-properties>
        <style:tab-stops>
          <style:tab-stop style:type="right" style:leader-style="dotted" style:leader-text="." style:position="6.693in"/>
        </style:tab-stops>
      </style:paragraph-properties>
    </style:style>
    <style:style style:name="P15" style:parent-style-name="Heading1" style:family="paragraph">
      <style:paragraph-properties fo:break-before="page"/>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Heading1" style:family="paragraph">
      <style:text-properties fo:font-size="18pt" style:font-size-asian="18pt" style:font-size-complex="18pt"/>
    </style:style>
    <style:style style:name="TableColumn24" style:family="table-column">
      <style:table-column-properties style:column-width="2.2305in" style:use-optimal-column-width="false"/>
    </style:style>
    <style:style style:name="TableColumn25" style:family="table-column">
      <style:table-column-properties style:column-width="2.2312in" style:use-optimal-column-width="false"/>
    </style:style>
    <style:style style:name="TableColumn26" style:family="table-column">
      <style:table-column-properties style:column-width="2.2312in" style:use-optimal-column-width="false"/>
    </style:style>
    <style:style style:name="Table23" style:family="table">
      <style:table-properties style:width="6.693in" fo:margin-left="0in" table:align="left"/>
    </style:style>
    <style:style style:name="TableRow27" style:family="table-row">
      <style:table-row-properties style:min-row-height="0.4291in"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0.0034in solid #000000" style:writing-mode="lr-tb" fo:padding-top="0.0381in" fo:padding-left="0.0381in" fo:padding-bottom="0.0381in" fo:padding-right="0.0381in"/>
    </style:style>
    <style:style style:name="TableRow31" style:family="table-row">
      <style:table-row-properties style:min-row-height="0.2208in"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min-row-height="0.2083in" style:use-optimal-row-height="false"/>
    </style:style>
    <style:style style:name="TableCell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 style:family="table-row">
      <style:table-row-properties style:min-row-height="0.2083in" style:use-optimal-row-height="false"/>
    </style:style>
    <style:style style:name="TableCell40" style:family="table-cell">
      <style:table-cell-properties fo:border="0.0069in solid #000000" style:writing-mode="lr-tb" fo:padding-top="0.0381in" fo:padding-left="0.0381in" fo:padding-bottom="0.0381in" fo:padding-right="0.0381in"/>
    </style:style>
    <style:style style:name="TableCell41" style:family="table-cell">
      <style:table-cell-properties fo:border="0.0069in solid #000000" style:writing-mode="lr-tb" fo:padding-top="0.0381in" fo:padding-left="0.0381in" fo:padding-bottom="0.0381in" fo:padding-right="0.0381in"/>
    </style:style>
    <style:style style:name="TableCell42" style:family="table-cell">
      <style:table-cell-properties fo:border="0.0069in solid #000000" style:writing-mode="lr-tb" fo:padding-top="0.0381in" fo:padding-left="0.0381in" fo:padding-bottom="0.0381in" fo:padding-right="0.0381in"/>
    </style:style>
    <style:style style:name="TableRow43" style:family="table-row">
      <style:table-row-properties style:min-row-height="0.2083in" style:use-optimal-row-height="false"/>
    </style:style>
    <style:style style:name="TableCell44" style:family="table-cell">
      <style:table-cell-properties fo:border="0.0069in solid #000000" style:writing-mode="lr-tb" fo:padding-top="0.0381in" fo:padding-left="0.0381in" fo:padding-bottom="0.0381in" fo:padding-right="0.0381in"/>
    </style:style>
    <style:style style:name="TableCell45" style:family="table-cell">
      <style:table-cell-properties fo:border="0.0069in solid #000000" style:writing-mode="lr-tb" fo:padding-top="0.0381in" fo:padding-left="0.0381in" fo:padding-bottom="0.0381in" fo:padding-right="0.0381in"/>
    </style:style>
    <style:style style:name="TableCell46" style:family="table-cell">
      <style:table-cell-properties fo:border="0.0069in solid #000000" style:writing-mode="lr-tb" fo:padding-top="0.0381in" fo:padding-left="0.0381in" fo:padding-bottom="0.0381in" fo:padding-right="0.0381in"/>
    </style:style>
    <style:style style:name="TableColumn48" style:family="table-column">
      <style:table-column-properties style:column-width="2.2284in"/>
    </style:style>
    <style:style style:name="TableColumn49" style:family="table-column">
      <style:table-column-properties style:column-width="2.2284in"/>
    </style:style>
    <style:style style:name="TableColumn50" style:family="table-column">
      <style:table-column-properties style:column-width="2.2291in"/>
    </style:style>
    <style:style style:name="Table47" style:family="table">
      <style:table-properties style:width="6.6861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olumn64" style:family="table-column">
      <style:table-column-properties style:column-width="2.1652in"/>
    </style:style>
    <style:style style:name="TableColumn65" style:family="table-column">
      <style:table-column-properties style:column-width="2.3125in"/>
    </style:style>
    <style:style style:name="Table63" style:family="table">
      <style:table-properties style:width="4.4777in" fo:margin-left="2.2611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style style:name="P77" style:parent-style-name="Normal" style:family="paragraph"/>
    <style:style style:name="P78" style:parent-style-name="Normal" style:family="paragraph">
      <style:text-properties style:font-name="Liberation Sans" fo:font-weight="bold" style:font-weight-asian="bold" fo:font-size="14pt" style:font-size-asian="14pt" style:font-size-complex="14pt"/>
    </style:style>
    <style:style style:name="P79" style:parent-style-name="ListParagraph" style:family="paragraph"/>
    <style:style style:name="P80" style:parent-style-name="ListParagraph" style:family="paragraph"/>
    <style:style style:name="P81" style:parent-style-name="ListParagraph" style:family="paragraph">
      <style:paragraph-properties fo:break-before="page"/>
    </style:style>
    <style:style style:name="P82" style:parent-style-name="Normal" style:family="paragraph">
      <style:paragraph-properties fo:break-before="page"/>
    </style:style>
  </office:automatic-styles>
  <office:body>
    <office:text text:use-soft-page-breaks="true">
      <text:p text:style-name="P1"/>
      <text:p text:style-name="P2"/>
      <text:p text:style-name="P3"/>
      <text:p text:style-name="P4"/>
      <text:p text:style-name="P5"/>
      <text:p text:style-name="P6"/>
      <text:p text:style-name="P7"/>
      <text:p text:style-name="P8">DEZSYS06</text:p>
      <text:p text:style-name="P9">JMS Chat</text:p>
      <text:p text:style-name="P10">von René Hollander und Patrick Malik<text:s/>4AHIT</text:p>
      <text:p text:style-name="P11">22.11.14</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able of Contents</text:p>
          <text:p text:style-name="Contents1"><text:a xlink:href="#__RefHeading__108_553070674" office:target-frame-name="_top" xlink:show="replace">Angabe<text:tab/>3</text:a></text:p>
          <text:p text:style-name="Contents1"><text:a xlink:href="#__RefHeading__110_553070674" office:target-frame-name="_top" xlink:show="replace">Designüberlegung<text:tab/>3</text:a></text:p>
          <text:p text:style-name="Contents1"><text:a xlink:href="#__RefHeading__112_553070674" office:target-frame-name="_top" xlink:show="replace">Zeitaufstellung<text:tab/>4</text:a></text:p>
          <text:p text:style-name="P13"><text:a xlink:href="#__RefHeading__120_553070674" office:target-frame-name="_top" xlink:show="replace">Zeitschätzung<text:tab/>4</text:a></text:p>
          <text:p text:style-name="P14"><text:a xlink:href="#__RefHeading__122_553070674" office:target-frame-name="_top" xlink:show="replace">Zeitaufzeichnung<text:tab/>4</text:a></text:p>
          <text:p text:style-name="Contents1"><text:a xlink:href="#__RefHeading__114_553070674" office:target-frame-name="_top" xlink:show="replace">Arbeitsdurchführung/Lessons Learned<text:tab/>4</text:a></text:p>
          <text:p text:style-name="Contents1"><text:a xlink:href="#__RefHeading__116_553070674" office:target-frame-name="_top" xlink:show="replace">Quellen<text:tab/>5</text:a></text:p>
        </text:index-body>
      </text:table-of-content>
      <text:p text:style-name="Standard"/>
      <text:h text:style-name="P15" text:outline-level="1"><text:bookmark-start text:name="__RefHeading__108_553070674"/><text:soft-page-break/>Angabe<text:bookmark-end text:name="__RefHeading__108_553070674"/></text:h>
      <text:p text:style-name="Standard">Implementieren Sie eine Chatapplikation mit Hilfe des Java Message Service. Verwenden Sie Apache ActiveMQ (http://activemq.apache.org) als Message Broker Ihrer Applikation. Das Programm soll folgende Funktionen beinhalten:</text:p>
      <text:p text:style-name="Standard"/>
      <text:p text:style-name="Standard">Benutzer meldet sich mit<text:s/>einem Benutzernamen und dem Namen des Chatrooms an.</text:p>
      <text:p text:style-name="Standard">Beispiel für einen Aufruf:</text:p>
      <text:p text:style-name="Standard"/>
      <text:p text:style-name="Standard">vsdbchat &lt;ip_message_broker&gt; &lt;benutzername&gt; &lt;chatroom&gt;</text:p>
      <text:p text:style-name="Standard"/>
      <text:p text:style-name="Standard">Der Benutzer kann in dem Chatroom (JMS Topic) Nachrichten an alle Teilnehmer eine Nachricht senden und empfangen.</text:p>
      <text:p text:style-name="Standard">Die Nachricht erscheint in folgendem Format:</text:p>
      <text:p text:style-name="Standard"/>
      <text:p text:style-name="Standard">&lt;benutzername&gt; [&lt;ip_des_benutzers&gt;]: &lt;Nachricht&gt;</text:p>
      <text:p text:style-name="Standard"/>
      <text:p text:style-name="Standard">Zusätzlich zu dem Chatroom kann jedem Benutzer eine Nachricht in einem persönlichen Postfach (JMS Queue) hinterlassen werden. Der Name des Postfachs ist die IP Adresse des Benutzers (Eindeutigkeit).</text:p>
      <text:p text:style-name="Standard"/>
      <text:p text:style-name="Standard">Nachricht an das Postfach senden:</text:p>
      <text:p text:style-name="Standard">MAIL &lt;ip_des_benutzers&gt; &lt;nachricht&gt;</text:p>
      <text:p text:style-name="Standard"/>
      <text:p text:style-name="Standard">Eignes Postfach abfragen:</text:p>
      <text:p text:style-name="Standard">MAILBOX</text:p>
      <text:p text:style-name="Standard">Der Chatraum wird mit den Schlüsselwort EXIT verlassen. Der Benutzer verlaesst den Chatraum, die anderen Teilnehmer sind davon nicht betroffen.</text:p>
      <text:p text:style-name="Standard">Gruppenarbeit: Die Arbeit ist in einer 2er-Gruppe zu lösen und über das Netzwerk zu testen! Abnahmen, die nur auf localhost basieren sind unzulässig und werden mit 6 Minuspunkten benotet!</text:p>
      <text:p text:style-name="Standard"/>
      <text:p text:style-name="Standard">Software:</text:p>
      <text:p text:style-name="Standard"/>
      <text:p text:style-name="Standard">Apache ActiveMQ Installationspaket ist unter Resource verfügbar.</text:p>
      <text:p text:style-name="Standard"/>
      <text:p text:style-name="Standard">Quellcode:</text:p>
      <text:p text:style-name="Standard"/>
      <text:p text:style-name="Standard">jmschat.jar</text:p>
      <text:p text:style-name="Standard"/>
      <text:p text:style-name="Standard">Benotungskriterien:</text:p>
      <text:p text:style-name="Standard"/>
      <text:p text:style-name="Standard">o 2 Punkte: Installation Message Broker Apache ActiveMQ</text:p>
      <text:p text:style-name="Standard">o 8 Punkte: Implementierung des Chatraums (JMS Topic)</text:p>
      <text:p text:style-name="Standard">o 6 Punkte: Implementierung der Postfach-Funktionalität<text:s/>(JMS Queue)</text:p>
      <text:p text:style-name="Standard"/>
      <text:p text:style-name="Standard">Quellen:</text:p>
      <text:p text:style-name="Standard"/>
      <text:p text:style-name="Standard">http://activemq.apache.org/index.html</text:p>
      <text:p text:style-name="Standard">http://www.academictutorials.com/jms/jms-introduction.asp</text:p>
      <text:p text:style-name="Standard">http://docs.oracle.com/javaee/1.4/tutorial/doc/JMS.html#wp84181</text:p>
      <text:p text:style-name="Standard">http://www.openlogic.com/wazi/bid/188010/How-to-Get-Started-with-ActiveMQ</text:p>
      <text:p text:style-name="Standard">http://jmsexample.zcage.com/index2.html</text:p>
      <text:p text:style-name="Standard">http://www.onjava.com/pub/a/onjava/excerpt/jms_ch2/index.html</text:p>
      <text:soft-page-break/>
      <text:p text:style-name="Standard">http://www.oracle.com/technetwork/systems/middleware/jms-basics-jsp-135286.html</text:p>
      <text:p text:style-name="Standard">http://java.sun.com/developer/technicalArticles/Ecommerce/jms</text:p>
      <text:h text:style-name="Heading1" text:outline-level="1"><text:bookmark-start text:name="__RefHeading__110_553070674"/>Designüberlegung<text:bookmark-end text:name="__RefHeading__110_553070674"/></text:h>
      <text:list text:style-name="LFO1" text:continue-numbering="true">
        <text:list-item>
          <text:p text:style-name="P16">Message Objekt:</text:p>
        </text:list-item>
      </text:list>
      <text:p text:style-name="Standard">Enthält folgende Attribute:</text:p>
      <text:list text:style-name="LFO1" text:continue-numbering="true">
        <text:list-item>
          <text:list>
            <text:list-item>
              <text:p text:style-name="P17">IP des Absenders</text:p>
            </text:list-item>
            <text:list-item>
              <text:p text:style-name="P18">Nickname des Absenders</text:p>
            </text:list-item>
            <text:list-item>
              <text:p text:style-name="P19">Inhalt in Form eines String</text:p>
            </text:list-item>
          </text:list>
        </text:list-item>
        <text:list-item>
          <text:p text:style-name="P20">Chatroom:</text:p>
        </text:list-item>
      </text:list>
      <text:p text:style-name="Standard">Der Chatroom wird über ein JMS Topic gelöst. Gesendet wird ein serialisiertes Message Objekt. Mit dem CHATROOM Kommando kann man<text:s/>den Chatroom wechseln. Mit dem EXIT Kommando verlässt man den Chat und das Programm schließt sich.</text:p>
      <text:list text:style-name="LFO1" text:continue-numbering="true">
        <text:list-item>
          <text:p text:style-name="P21">Mailbox:</text:p>
        </text:list-item>
      </text:list>
      <text:p text:style-name="Standard">Die Mailbox wird über eine JMS Queue gelöst. In die Queue kann man Nachrichten schicken die am Server gespeichert werden. Über das MAILBOX Kommando<text:s/>kann der Benutzer seine Nachrichten abrufen. Sie werden dann vom Server gelöscht. Über das MAIL Kommando kann man eine Nachricht an einen anderen Nutzer schicken. Zur identifizierung wird nur der Username verwendet.</text:p>
      <text:h text:style-name="P22" text:outline-level="1"><text:bookmark-start text:name="__RefHeading__112_553070674"/>Zeitaufstellung<text:bookmark-end text:name="__RefHeading__112_553070674"/></text:h>
      <text:h text:style-name="Heading3" text:outline-level="3"><text:bookmark-start text:name="__RefHeading__120_553070674"/>Zeitschätzung<text:bookmark-end text:name="__RefHeading__120_553070674"/></text:h>
      <text:p text:style-name="Standard">600<text:s/>Minuten Implementieren und Kommentieren</text:p>
      <text:p text:style-name="Standard">30 Minuten Protokoll pro Person</text:p>
      <text:p text:style-name="Standard"/>
      <text:h text:style-name="Heading3" text:outline-level="3"><text:bookmark-start text:name="__RefHeading__122_553070674"/>Zeitaufzeichnung<text:bookmark-end text:name="__RefHeading__122_553070674"/></text:h>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TableContents">Rene Hollander</text:p>
          </table:table-cell>
          <table:table-cell table:style-name="TableCell29">
            <text:p text:style-name="TableContents">Implementation von JMSChat, Chatroom und Mailbox</text:p>
          </table:table-cell>
          <table:table-cell table:style-name="TableCell30">
            <text:p text:style-name="TableContents">250 Minuten</text:p>
          </table:table-cell>
        </table:table-row>
        <table:table-row table:style-name="TableRow31">
          <table:table-cell table:style-name="TableCell32">
            <text:p text:style-name="TableContents">Rene Hollander</text:p>
          </table:table-cell>
          <table:table-cell table:style-name="TableCell33">
            <text:p text:style-name="TableContents">Bugfixing</text:p>
          </table:table-cell>
          <table:table-cell table:style-name="TableCell34">
            <text:p text:style-name="TableContents">50 Minuten</text:p>
          </table:table-cell>
        </table:table-row>
        <table:table-row table:style-name="TableRow35">
          <table:table-cell table:style-name="TableCell36">
            <text:p text:style-name="TableContents">Rene Hollander</text:p>
          </table:table-cell>
          <table:table-cell table:style-name="TableCell37">
            <text:p text:style-name="TableContents">Protokoll</text:p>
          </table:table-cell>
          <table:table-cell table:style-name="TableCell38">
            <text:p text:style-name="TableContents">30<text:s/>Minuten</text:p>
          </table:table-cell>
        </table:table-row>
        <table:table-row table:style-name="TableRow39">
          <table:table-cell table:style-name="TableCell40">
            <text:p text:style-name="TableContents">Patrick Malik</text:p>
          </table:table-cell>
          <table:table-cell table:style-name="TableCell41">
            <text:p text:style-name="TableContents">Implementierung der<text:s/>CLI</text:p>
          </table:table-cell>
          <table:table-cell table:style-name="TableCell42">
            <text:p text:style-name="TableContents">120 Minuten</text:p>
          </table:table-cell>
        </table:table-row>
        <table:table-row table:style-name="TableRow43">
          <table:table-cell table:style-name="TableCell44">
            <text:p text:style-name="TableContents">Patrick Malik</text:p>
          </table:table-cell>
          <table:table-cell table:style-name="TableCell45">
            <text:p text:style-name="TableContents">Testen</text:p>
          </table:table-cell>
          <table:table-cell table:style-name="TableCell46">
            <text:p text:style-name="TableContents">120 Minuten</text:p>
          </table:table-cell>
        </table:table-row>
      </table:table>
      <text:p text:style-name="Standard"/>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Standard">Name</text:p>
          </table:table-cell>
          <table:table-cell table:style-name="TableCell53">
            <text:p text:style-name="Standard">Geschätzt</text:p>
          </table:table-cell>
          <table:table-cell table:style-name="TableCell54">
            <text:p text:style-name="Standard">Tatsächlich</text:p>
          </table:table-cell>
        </table:table-row>
        <table:table-row table:style-name="TableRow55">
          <table:table-cell table:style-name="TableCell56">
            <text:p text:style-name="Standard">René Hollander</text:p>
          </table:table-cell>
          <table:table-cell table:style-name="TableCell57">
            <text:p text:style-name="Standard">430 Minuten</text:p>
          </table:table-cell>
          <table:table-cell table:style-name="TableCell58">
            <text:p text:style-name="Standard">330 Minuten</text:p>
          </table:table-cell>
        </table:table-row>
        <table:table-row table:style-name="TableRow59">
          <table:table-cell table:style-name="TableCell60">
            <text:p text:style-name="Standard">Patrick Malik</text:p>
          </table:table-cell>
          <table:table-cell table:style-name="TableCell61">
            <text:p text:style-name="Standard">200 Minuten</text:p>
          </table:table-cell>
          <table:table-cell table:style-name="TableCell62">
            <text:p text:style-name="Standard">240 Minuten</text:p>
          </table:table-cell>
        </table:table-row>
      </table:table>
      <text:p text:style-name="Standard"/>
      <table:table table:style-name="Table63">
        <table:table-columns>
          <table:table-column table:style-name="TableColumn64"/>
          <table:table-column table:style-name="TableColumn65"/>
        </table:table-columns>
        <table:table-row table:style-name="TableRow66">
          <table:table-cell table:style-name="TableCell67">
            <text:p text:style-name="Standard">Geschätzt</text:p>
          </table:table-cell>
          <table:table-cell table:style-name="TableCell68">
            <text:p text:style-name="Standard">Tatsächlich</text:p>
          </table:table-cell>
        </table:table-row>
        <table:table-row table:style-name="TableRow69">
          <table:table-cell table:style-name="TableCell70">
            <text:p text:style-name="Standard">630 Minuten</text:p>
          </table:table-cell>
          <table:table-cell table:style-name="TableCell71">
            <text:p text:style-name="Standard">570 Minuten</text:p>
          </table:table-cell>
        </table:table-row>
      </table:table>
      <text:p text:style-name="Standard"/>
      <text:h text:style-name="Heading1" text:outline-level="1"><text:bookmark-start text:name="__RefHeading__114_553070674"/>Arbeitsdurchführung/Lessons Learned<text:bookmark-end text:name="__RefHeading__114_553070674"/></text:h>
      <text:list text:style-name="LFO2" text:continue-numbering="true">
        <text:list-item>
          <text:p text:style-name="P72">Um die Nachrichten zu versenden wird die Java Serialisierungs API verwendet. ChatMessage wird in ein byte[] serialisiert und als JMS BytesMessage verschickt.</text:p>
        </text:list-item>
        <text:list-item>
          <text:p text:style-name="P73">Der Aufgabenstellugn haben wir noch den Befehl “CHATROOM &lt;chatroomname&gt;” hinzugefügt um während der Laufzeit flexibler zu sein und auch noch heir den chatroom<text:s/><text:soft-page-break/>wechseln zu können.</text:p>
        </text:list-item>
        <text:list-item>
          <text:p text:style-name="P74">Ein Thread wartet auf das ankommen einer Nachricht und schreibt diese beim ankommen in die Konsole.</text:p>
        </text:list-item>
        <text:list-item>
          <text:p text:style-name="P75">Die Interaktion mit der Kommandozeile wurde simple mit BufferedReadern und Scannern gehandhabt. Zudem wurden direkt beim entgegennehmen der Befehle Exceptions gehandelt.</text:p>
        </text:list-item>
        <text:list-item>
          <text:p text:style-name="P76">Der Output wird von Loggern durchgeführt.</text:p>
        </text:list-item>
        <text:list-item>
          <text:p text:style-name="P77">Die IP eigene IP wurde online abgerufen.</text:p>
        </text:list-item>
      </text:list>
      <text:p text:style-name="P78"/>
      <text:h text:style-name="Heading1" text:outline-level="1">Testbericht</text:h>
      <text:list text:style-name="LFO3" text:continue-numbering="true">
        <text:list-item>
          <text:p text:style-name="P79">Da wir leider nicht wissen wie Userinput beim Testen simuliert warden soll, mussten wir das leider außen vor lassen. Sämtliche Versuche den UserInput zu simulieren sind gescheitert (siehe Code)</text:p>
        </text:list-item>
        <text:list-item>
          <text:p text:style-name="P80">Interessanterweise gibt es einen Testcase der alleine getsten erfolgeich ist, allerdings beim Durchlauf aller testcases eine Excpetion wirft, weshalb ist nicht bekannt.</text:p>
        </text:list-item>
      </text:list>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Footnote" style:display-name="Footno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DEZSYS06 – JMS Chat<text:tab/><text:tab/><text:tab/><text:tab/><text:tab/><text:tab/><text:tab/><text:s text:c="2"/>René Hollander 4AHIT</text:p>
      </style:header>
      <style:footer>
        <text:p text:style-name="Footer">22.11.2014<text:tab/><text:tab/><text:tab/><text:tab/><text:tab/><text:tab/><text:tab/><text:tab/><text:tab/><text:tab/><text:tab/><text:s text:c="11"/><text:page-number text:fixed="false">6</text:page-number>/<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trick malik</meta:initial-creator>
    <dc:creator>patrick malik</dc:creator>
    <meta:creation-date>2014-11-23T22:40:00Z</meta:creation-date>
    <dc:date>2014-11-23T22:47:00Z</dc:date>
    <meta:print-date>2014-11-23T22:36:00Z</meta:print-date>
    <meta:template xlink:href="Normal.dotm" xlink:type="simple"/>
    <meta:editing-cycles>4</meta:editing-cycles>
    <meta:editing-duration>PT0S</meta:editing-duration>
    <meta:document-statistic meta:page-count="7" meta:paragraph-count="9" meta:word-count="680" meta:character-count="4957" meta:row-count="35" meta:non-whitespace-character-count="4286"/>
  </office:meta>
</office:document-meta>
</file>